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margin">
      <style:text-properties officeooo:paragraph-rsid="001b1135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Nimbus Roman No9 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.</text:p>
      <text:p text:style-name="Standard"/>
      <text:p text:style-name="Standard">Th<office:annotation><dc:creator>Gaëtan Delannay</dc:creator><dc:date>2009-05-26T12:37:59</dc:date><text:p><text:span text:style-name="T3">do text</text:span></text:p><text:p>from xhtml(xhtmlInput2)</text:p></office:annotation>is one also.</text:p>
      <text:p text:style-name="Standard"/>
      <text:p text:style-name="Standard">This on<office:annotation><dc:creator>Gaëtan Delannay</dc:creator><dc:date>2009-05-26T13:03:26</dc:date><text:p><text:span text:style-name="T2">do text</text:span></text:p><text:p>from xhtml(xhtmlInput3)</text:p></office:annotation>e too.</text:p>
      <text:p text:style-name="P1">Margin left<office:annotation><dc:creator>Auteur inconnu</dc:creator><dc:date>2018-04-18T13:39:15.422365453</dc:date><text:p text:style-name="P2"><text:span text:style-name="T1">do text</text:span></text:p><text:p text:style-name="P2"><text:span text:style-name="T1">from xhtml(xhtmlInput4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1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margin" style:family="paragraph" style:parent-style-name="Standard">
      <style:paragraph-properties fo:margin-left="5.001cm" fo:margin-right="0cm" fo:text-indent="0cm" style:auto-text-indent="false" style:writing-mode="pag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7-08-06T12:09:45</meta:creation-date>
    <dc:date>2018-04-18T13:47:38.913725616</dc:date>
    <dc:language>en-US</dc:language>
    <meta:editing-cycles>20</meta:editing-cycles>
    <meta:editing-duration>PT1H55M46S</meta:editing-duration>
    <meta:document-statistic meta:table-count="0" meta:image-count="0" meta:object-count="0" meta:page-count="1" meta:paragraph-count="4" meta:word-count="18" meta:character-count="87" meta:non-whitespace-character-count="73"/>
    <meta:user-defined meta:name="Info 1"/>
    <meta:user-defined meta:name="Info 2"/>
    <meta:user-defined meta:name="Info 3"/>
    <meta:user-defined meta:name="Info 4"/>
  </office:meta>
</office:document-meta>
</file>